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49.872783375738" calcext:value-type="float">
            <text:p>49.87278337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X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erY</text:p>
          </table:table-cell>
          <table:table-cell office:value-type="string" calcext:value-type="string">
            <text:p>?</text:p>
          </table:table-cell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rner angle</text:p>
          </table:table-cell>
          <table:table-cell table:formula="of:=(2*PI())/[.B2]" office:value-type="float" office:value="1.5707963267949" calcext:value-type="float">
            <text:p>1.57079632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7]*COS([.E5]))+[.B5]" office:value-type="float" office:value="78.2842712474619" calcext:value-type="float">
            <text:p>78.28427124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8]*SIN([.E5]))+[.B6]" office:value-type="float" office:value="50" calcext:value-type="float">
            <text:p>50</text:p>
          </table:table-cell>
        </table:table-row>
      </table:table>
      <table:table table:name="calc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[Parent.B3]/[Child.B3]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49.872783375738" calcext:value-type="float">
            <text:p>49.8727833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31.75" calcext:value-type="float">
            <text:p>3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2.899cm" svg:height="2.176cm" svg:x="6.673cm" svg:y="0.757cm" draw:caption-point-x="-0.61cm" draw:caption-point-y="1.51cm">
              <dc:date>2019-09-06T00:00:00</dc:date>
              <text:p text:style-name="P1"><text:span text:style-name="T1">The number of radians to travel across one of the parents faces</text:span></text:p>
            </office:annotation>
            <text:p>Parent face distance (rad)</text:p>
          </table:table-cell>
          <table:table-cell table:formula="of:=[.B5]*[Child.E4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[.B3]/[.B6];1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15.707963267949" calcext:value-type="float">
            <text:p>15.707963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6])*[Parent.B2]" office:value-type="float" office:value="25.1327412287183" calcext:value-type="float">
            <text:p>25.132741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4.90625" calcext:value-type="float">
            <text:p>4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FLOOR([calc.$B$10]; 1)-1) * ParentCornerAngle))) + parentX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FLOOR([.$B$10]; 1)-1) * ParentCornerAngle))) + parentY" office:value-type="float" office:value="21.7157287525381" calcext:value-type="float">
            <text:p>21.715728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FLOOR([.B10]; 1)) *ParentCornerAngle))) +parentX" office:value-type="float" office:value="78.2842712474619" calcext:value-type="float">
            <text:p>7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FLOOR([.B10]; 1)) *ParentCornerAngle)) + parentY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MOD((FLOOR((([.B10]-1)*[Parent.B3])/[Child.B3];1))*[Child.B3]; [Parent.B3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1" svg:width="2.899cm" svg:height="0.991cm" svg:x="6.673cm" svg:y="5.273cm" draw:caption-point-x="-0.61cm" draw:caption-point-y="1.51cm">
              <dc:date>2019-09-10T00:00:00</dc:date>
              <text:p text:style-name="P1">SAS (side, angle, side)</text:p>
            </office:annotation>
            <text:p>contact point radius</text:p>
          </table:table-cell>
          <table:table-cell table:formula="of:=SQRT((([Parent.$E$7]^2)+([.$B$15]^2)) - (2 * [Parent.$E$7] * [.$B$15] * COS(180/ParentFaces)))" office:value-type="float" office:value="28.4341172284527" calcext:value-type="float">
            <office:annotation draw:style-name="gr2" draw:text-style-name="P1" svg:width="2.899cm" svg:height="0.991cm" svg:x="9.791cm" svg:y="5.273cm" draw:caption-point-x="-0.61cm" draw:caption-point-y="1.51cm">
              <dc:date>2019-09-10T00:00:00</dc:date>
              <text:p text:style-name="P1">a2 = b2 + c2 − 2bc cosA</text:p>
            </office:annotation>
            <text:p>28.434117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180/ParentFaces)*MIN([.B15];parentRadius))/[.B16])" office:value-type="float" office:value="1.00922484797182" calcext:value-type="float">
            <text:p>1.009224848</text:p>
          </table:table-cell>
          <table:table-cell table:formula="of:=DEGREES([.B17])" office:value-type="float" office:value="57.8243243685177" calcext:value-type="float">
            <text:p>57.8243243685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18])" office:value-type="float" office:value="1.34696964222052" calcext:value-type="float">
            <text:p>1.3469696422</text:p>
          </table:table-cell>
          <table:table-cell table:formula="of:=180 - (180/ParentFaces) - [.C17]" office:value-type="float" office:value="77.1756756314823" calcext:value-type="float">
            <text:p>77.1756756315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15] &lt;= ([Parent.B3]/2);[.B17];[.B18])" office:value-type="float" office:value="1.34696964222052" calcext:value-type="float">
            <text:p>1.3469696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19]+((FLOOR([.B10];1)-1)*((2*PI())/ParentFaces))" office:value-type="float" office:value="6.05935862260521" calcext:value-type="float">
            <text:p>6.0593586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16]*COS([.B20]) + parentX)" office:value-type="float" office:value="77.7248341499242" calcext:value-type="float">
            <text:p>77.7248341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16]*SIN([.$B$20]) + parentY)" office:value-type="float" office:value="43.6886931685595" calcext:value-type="float">
            <text:p>43.6886931686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3" draw:text-style-name="P2" svg:width="13.904cm" svg:height="13.642cm" svg:x="11.399cm" svg:y="0.508cm">
            <draw:object draw:notify-on-update-of-ranges="Graph.B7:Graph.B7 Graph.C7:Graph.C7 Graph.B3:Graph.B6 Graph.C3:Graph.C6 Graph.B2:Graph.B3 Graph.C2:Graph.C3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F start</text:p>
          </table:table-cell>
          <table:table-cell table:style-name="ce2" table:formula="of:=(parentRadius*COS(parentRadians+((FLOOR([calc.$B$10]; 1)-1) * ParentCornerAngle))) + parentX" office:value-type="float" office:value="50" calcext:value-type="float">
            <text:p>50</text:p>
          </table:table-cell>
          <table:table-cell table:style-name="ce2" table:formula="of:=(parentRadius*SIN(parentRadians+((FLOOR([calc.$B$10]; 1)-1) * ParentCornerAngle))) + parentY" office:value-type="float" office:value="21.7157287525381" calcext:value-type="float">
            <text:p>21.7157287525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style-name="ce2" table:formula="of:=(parentRadius*COS(parentRadians+ ((FLOOR([calc.$B$10]; 1)) *ParentCornerAngle))) +parentX" office:value-type="float" office:value="78.2842712474619" calcext:value-type="float">
            <text:p>78.2842712475</text:p>
          </table:table-cell>
          <table:table-cell table:style-name="ce2" table:formula="of:=parentRadius*SIN(parentRadians+((FLOOR([calc.B10]; 1)) *ParentCornerAngle)) + parentY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3<text:span text:style-name="T2">rd</text:span></text:p>
          </table:table-cell>
          <table:table-cell table:formula="of:=([Parent.$E$7]*COS([Parent.$E$5] + ((FLOOR([calc.$B$10]; 1)+1) * (PI()/2)))) + parentX" office:value-type="float" office:value="50" calcext:value-type="float">
            <text:p>50</text:p>
          </table:table-cell>
          <table:table-cell table:formula="of:=([Parent.$E$7]*SIN([Parent.$E$5] + ((FLOOR([calc.$B$10]; 1)+1) * (PI()/2)))) + parentY" office:value-type="float" office:value="78.2842712474619" calcext:value-type="float">
            <text:p>78.2842712475</text:p>
          </table:table-cell>
        </table:table-row>
        <table:table-row table:style-name="ro2">
          <table:table-cell office:value-type="string" calcext:value-type="string">
            <text:p>4<text:span text:style-name="T2">th</text:span></text:p>
          </table:table-cell>
          <table:table-cell table:formula="of:=([Parent.$E$7]*COS([Parent.$E$5] + ((FLOOR([calc.$B$10]; 1)+2) * (PI()/2)))) + parentX" office:value-type="float" office:value="21.7157287525381" calcext:value-type="float">
            <text:p>21.7157287525</text:p>
          </table:table-cell>
          <table:table-cell table:formula="of:=([Parent.$E$7]*SIN([Parent.$E$5] + ((FLOOR([calc.$B$10]; 1)+2) * (PI()/2)))) + parentY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5<text:span text:style-name="T2">th</text:span></text:p>
          </table:table-cell>
          <table:table-cell table:formula="of:=([Parent.$E$7]*COS([Parent.$E$5] + ((FLOOR([calc.$B$10]; 1)+3) * (PI()/2)))) + parentX" office:value-type="float" office:value="50" calcext:value-type="float">
            <text:p>50</text:p>
          </table:table-cell>
          <table:table-cell table:formula="of:=([Parent.$E$7]*SIN([Parent.$E$5] + ((FLOOR([calc.$B$10]; 1)+3) * (PI()/2)))) + parentY" office:value-type="float" office:value="21.7157287525381" calcext:value-type="float">
            <text:p>21.715728752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formula="of:=[calc.B21]" office:value-type="float" office:value="77.7248341499242" calcext:value-type="float">
            <text:p>77.7248341499</text:p>
          </table:table-cell>
          <table:table-cell table:formula="of:=[calc.B22]" office:value-type="float" office:value="43.6886931685595" calcext:value-type="float">
            <text:p>43.6886931686</text:p>
          </table:table-cell>
        </table:table-row>
      </table:table>
      <table:named-expressions>
        <table:named-range table:name="cornerAngle" table:base-cell-address="$Parent.$E$6" table:cell-range-address="$Parent.$E$6"/>
        <table:named-range table:name="PAF" table:base-cell-address="$calc.$B$10" table:cell-range-address="$calc.$B$10"/>
        <table:named-range table:name="ParentCornerAngle" table:base-cell-address="$Parent.$E$6" table:cell-range-address="$Parent.$E$6"/>
        <table:named-range table:name="ParentFaces" table:base-cell-address="$Parent.$B$2" table:cell-range-address="$Parent.$B$2"/>
        <table:named-range table:name="parentRadians" table:base-cell-address="$Parent.$E$5" table:cell-range-address="$Parent.$E$5"/>
        <table:named-range table:name="parentRadius" table:base-cell-address="$Parent.$E$7" table:cell-range-address="$Parent.$E$7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08:58:19.661742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0T14:21:32.713571680</dc:date>
    <meta:editing-duration>PT5H8M58S</meta:editing-duration>
    <meta:editing-cycles>15</meta:editing-cycles>
    <meta:generator>LibreOffice/4.2.8.2$Linux_X86_64 LibreOffice_project/420m0$Build-2</meta:generator>
    <meta:document-statistic meta:table-count="4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7:Graph.C7 Graph.C2:Graph.C6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7:Graph.C7" chart:class="chart:scatter">
            <chart:domain table:cell-range-address="Graph.B7:Graph.B7"/>
            <chart:data-point/>
          </chart:series>
          <chart:series chart:style-name="ch7" chart:values-cell-range-address="Graph.C3:Graph.C6" chart:class="chart:scatter">
            <chart:domain table:cell-range-address="Graph.B3:Graph.B6"/>
            <chart:data-point chart:repeated="4"/>
          </chart:series>
          <chart:series chart:style-name="ch8" chart:values-cell-range-address="Graph.C2:Graph.C3" chart:class="chart:scatter">
            <chart:domain table:cell-range-address="Graph.B2:Graph.B3"/>
            <chart:data-point chart:repeated="2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7248341499242">
                <text:p>77.7248341499242</text:p>
                <draw:g>
                  <svg:desc>Graph.B7:Graph.B7</svg:desc>
                </draw:g>
              </table:table-cell>
              <table:table-cell office:value-type="float" office:value="43.6886931685595">
                <text:p>43.6886931685595</text:p>
                <draw:g>
                  <svg:desc>Graph.C7:Graph.C7</svg:desc>
                </draw:g>
              </table:table-cell>
              <table:table-cell office:value-type="float" office:value="78.2842712474619">
                <text:p>78.2842712474619</text:p>
                <draw:g>
                  <svg:desc>Graph.B3:Graph.B6</svg:desc>
                </draw:g>
              </table:table-cell>
              <table:table-cell office:value-type="float" office:value="50">
                <text:p>50</text:p>
                <draw:g>
                  <svg:desc>Graph.C3:Graph.C6</svg:desc>
                </draw:g>
              </table:table-cell>
              <table:table-cell office:value-type="float" office:value="50">
                <text:p>50</text:p>
                <draw:g>
                  <svg:desc>Graph.B2:Graph.B3</svg:desc>
                </draw:g>
              </table:table-cell>
              <table:table-cell office:value-type="float" office:value="21.7157287525381">
                <text:p>21.7157287525381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